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4271in" table:align="left"/>
    </style:style>
    <style:style style:name="Table1.A" style:family="table-column">
      <style:table-column-properties style:column-width="1.984in"/>
    </style:style>
    <style:style style:name="Table1.B" style:family="table-column">
      <style:table-column-properties style:column-width="2.443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4604in" table:align="left"/>
    </style:style>
    <style:style style:name="Table2.A" style:family="table-column">
      <style:table-column-properties style:column-width="1.3201in"/>
    </style:style>
    <style:style style:name="Table2.B" style:family="table-column">
      <style:table-column-properties style:column-width="1.6354in"/>
    </style:style>
    <style:style style:name="Table2.C" style:family="table-column">
      <style:table-column-properties style:column-width="1.5049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 style:list-style-name="L6"/>
    <style:style style:name="P2" style:family="paragraph" style:parent-style-name="Preformatted_20_Text" style:list-style-name="L6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 style:list-style-name="L7"/>
    <style:style style:name="P4" style:family="paragraph" style:parent-style-name="Preformatted_20_Text" style:list-style-name="L7">
      <style:paragraph-properties fo:margin-top="0in" fo:margin-bottom="0.1965in" style:contextual-spacing="false" style:writing-mode="lr-tb"/>
    </style:style>
    <style:style style:name="P5" style:family="paragraph" style:parent-style-name="Preformatted_20_Text" style:list-style-name="L7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6" style:family="paragraph" style:parent-style-name="Preformatted_20_Text" style:list-style-name="L7">
      <style:paragraph-properties fo:margin-left="0in" fo:margin-right="0in" fo:text-indent="0in" style:auto-text-indent="false" style:writing-mode="lr-tb"/>
    </style:style>
    <style:style style:name="P7" style:family="paragraph" style:parent-style-name="Preformatted_20_Text" style:list-style-name="L8"/>
    <style:style style:name="P8" style:family="paragraph" style:parent-style-name="Preformatted_20_Text" style:list-style-name="L8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9" style:family="paragraph" style:parent-style-name="Preformatted_20_Text" style:list-style-name="L10"/>
    <style:style style:name="P10" style:family="paragraph" style:parent-style-name="Preformatted_20_Text" style:list-style-name="L10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in" fo:margin-bottom="0in" style:contextual-spacing="false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top="0in" fo:margin-bottom="0in" style:contextual-spacing="false"/>
    </style:style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4">
      <style:paragraph-properties fo:margin-top="0in" fo:margin-bottom="0in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5">
      <style:paragraph-properties fo:margin-top="0in" fo:margin-bottom="0in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7">
      <style:paragraph-properties fo:margin-top="0in" fo:margin-bottom="0in" style:contextual-spacing="false"/>
    </style:style>
    <style:style style:name="P23" style:family="paragraph" style:parent-style-name="Text_20_body" style:list-style-name="L8"/>
    <style:style style:name="P24" style:family="paragraph" style:parent-style-name="Text_20_body" style:list-style-name="L8">
      <style:paragraph-properties fo:margin-top="0in" fo:margin-bottom="0in" style:contextual-spacing="false"/>
    </style:style>
    <style:style style:name="P25" style:family="paragraph" style:parent-style-name="Text_20_body" style:list-style-name="L9"/>
    <style:style style:name="P26" style:family="paragraph" style:parent-style-name="Text_20_body" style:list-style-name="L9">
      <style:paragraph-properties fo:margin-top="0in" fo:margin-bottom="0in" style:contextual-spacing="false"/>
    </style:style>
    <style:style style:name="P27" style:family="paragraph" style:parent-style-name="Text_20_body" style:list-style-name="L10"/>
    <style:style style:name="P28" style:family="paragraph" style:parent-style-name="Text_20_body" style:list-style-name="L11"/>
    <style:style style:name="P29" style:family="paragraph" style:parent-style-name="Text_20_body" style:list-style-name="L11">
      <style:paragraph-properties fo:margin-top="0in" fo:margin-bottom="0in" style:contextual-spacing="false"/>
    </style:style>
    <style:style style:name="P30" style:family="paragraph" style:parent-style-name="Text_20_body" style:list-style-name="L12"/>
    <style:style style:name="P31" style:family="paragraph" style:parent-style-name="Text_20_body" style:list-style-name="L12">
      <style:paragraph-properties fo:margin-top="0in" fo:margin-bottom="0in" style:contextual-spacing="false"/>
    </style:style>
    <style:style style:name="P32" style:family="paragraph" style:parent-style-name="Text_20_body" style:list-style-name="L13"/>
    <style:style style:name="P33" style:family="paragraph" style:parent-style-name="Text_20_body" style:list-style-name="L1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Linux File System Operations</text:span></text:h>
      <text:h text:style-name="Heading_20_3" text:outline-level="3"><text:span text:style-name="Strong_20_Emphasis">1. Introduction to Linux File System</text:span></text:h>
      <text:list text:style-name="L1">
        <text:list-item>
          <text:p text:style-name="P12"><text:span text:style-name="Strong_20_Emphasis">File</text:span>: Stores data, settings, or commands.</text:p>
        </text:list-item>
        <text:list-item>
          <text:p text:style-name="P12"><text:span text:style-name="Strong_20_Emphasis">Directory</text:span>: A structure that stores files and subdirectories.</text:p>
        </text:list-item>
        <text:list-item>
          <text:p text:style-name="P12"><text:span text:style-name="Strong_20_Emphasis">File System (FS)</text:span>:</text:p>
          <text:list>
            <text:list-item>
              <text:p text:style-name="P12">Method to organize and manage files on a disk.</text:p>
            </text:list-item>
            <text:list-item>
              <text:p text:style-name="P12">Tracks files and maps physical storage to logical paths.</text:p>
            </text:list-item>
          </text:list>
        </text:list-item>
        <text:list-item>
          <text:p text:style-name="P11">Files are organized in a <text:span text:style-name="Strong_20_Emphasis">tree structure</text:span>.</text:p>
        </text:list-item>
      </text:list>
      <text:p text:style-name="Horizontal_20_Line"/>
      <text:h text:style-name="Heading_20_3" text:outline-level="3"><text:span text:style-name="Strong_20_Emphasis">2. Linux Directory Structure</text:span></text:h>
      <text:p text:style-name="Text_20_body">Linux files are classified into:</text:p>
      <text:list text:style-name="L2">
        <text:list-item>
          <text:p text:style-name="P14"><text:span text:style-name="Strong_20_Emphasis">User Files</text:span>: Created and used by system users.</text:p>
        </text:list-item>
        <text:list-item>
          <text:p text:style-name="P14"><text:span text:style-name="Strong_20_Emphasis">System Files</text:span>: Executables, configurations, and binaries.</text:p>
        </text:list-item>
        <text:list-item>
          <text:p text:style-name="P13"><text:span text:style-name="Strong_20_Emphasis">Device Files</text:span>: Interface files for hardware (e.g., sound card, NIC).</text:p>
        </text:list-item>
      </text:list>
      <text:p text:style-name="Text_20_body"><text:span text:style-name="Strong_20_Emphasis">Mount Point</text:span>:</text:p>
      <text:list text:style-name="L3">
        <text:list-item>
          <text:p text:style-name="P15">A directory where additional storage is logically connected.</text:p>
        </text:list-item>
      </text:list>
      <text:p text:style-name="Horizontal_20_Line"/>
      <text:h text:style-name="Heading_20_3" text:outline-level="3"><text:span text:style-name="Strong_20_Emphasis">3. Types of Files in Linux</text:span></text:h>
      <text:list text:style-name="L4">
        <text:list-item>
          <text:p text:style-name="P17"><text:span text:style-name="Strong_20_Emphasis">Regular Files (</text:span><text:span text:style-name="Strong_20_Emphasis"><text:span text:style-name="Source_20_Text">-</text:span></text:span><text:span text:style-name="Strong_20_Emphasis">)</text:span>: Normal data files.</text:p>
        </text:list-item>
        <text:list-item>
          <text:p text:style-name="P17"><text:span text:style-name="Strong_20_Emphasis">Directory Files (</text:span><text:span text:style-name="Strong_20_Emphasis"><text:span text:style-name="Source_20_Text">d</text:span></text:span><text:span text:style-name="Strong_20_Emphasis">)</text:span>: Contain files and other directories.</text:p>
        </text:list-item>
        <text:list-item>
          <text:p text:style-name="P17"><text:span text:style-name="Strong_20_Emphasis">Device Files</text:span>:</text:p>
          <text:list>
            <text:list-item>
              <text:p text:style-name="P17"><text:span text:style-name="Strong_20_Emphasis">Block Files (</text:span><text:span text:style-name="Strong_20_Emphasis"><text:span text:style-name="Source_20_Text">b</text:span></text:span><text:span text:style-name="Strong_20_Emphasis">)</text:span>: Read/write data in blocks (e.g., hard disk).</text:p>
            </text:list-item>
            <text:list-item>
              <text:p text:style-name="P17"><text:span text:style-name="Strong_20_Emphasis">Character Files (</text:span><text:span text:style-name="Strong_20_Emphasis"><text:span text:style-name="Source_20_Text">c</text:span></text:span><text:span text:style-name="Strong_20_Emphasis">)</text:span>: Read/write data character-by-character (e.g., keyboard, printer).</text:p>
            </text:list-item>
          </text:list>
        </text:list-item>
        <text:list-item>
          <text:p text:style-name="P17"><text:span text:style-name="Strong_20_Emphasis">Special Files</text:span>:</text:p>
          <text:list>
            <text:list-item>
              <text:p text:style-name="P17"><text:span text:style-name="Strong_20_Emphasis">Named Pipe Files (</text:span><text:span text:style-name="Strong_20_Emphasis"><text:span text:style-name="Source_20_Text">p</text:span></text:span><text:span text:style-name="Strong_20_Emphasis">)</text:span>: Used for inter-process communication.</text:p>
            </text:list-item>
            <text:list-item>
              <text:p text:style-name="P17"><text:span text:style-name="Strong_20_Emphasis">Symbolic Link (</text:span><text:span text:style-name="Strong_20_Emphasis"><text:span text:style-name="Source_20_Text">l</text:span></text:span><text:span text:style-name="Strong_20_Emphasis">)</text:span>: Shortcut to another file.</text:p>
            </text:list-item>
            <text:list-item>
              <text:p text:style-name="P16"><text:span text:style-name="Strong_20_Emphasis">Socket Files (</text:span><text:span text:style-name="Strong_20_Emphasis"><text:span text:style-name="Source_20_Text">s</text:span></text:span><text:span text:style-name="Strong_20_Emphasis">)</text:span>: Communication between applications.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Types of Linux Commands</text:span></text:h>
      <text:list text:style-name="L5">
        <text:list-item>
          <text:p text:style-name="P19"><text:span text:style-name="Strong_20_Emphasis">External Commands</text:span>: Exist as separate files (e.g., <text:span text:style-name="Source_20_Text">ls</text:span>, <text:span text:style-name="Source_20_Text">cat</text:span>).</text:p>
        </text:list-item>
        <text:list-item>
          <text:p text:style-name="P18"><text:span text:style-name="Strong_20_Emphasis">Internal Commands</text:span>: Built into the shell (e.g., <text:span text:style-name="Source_20_Text">echo</text:span>, <text:span text:style-name="Source_20_Text">cd</text:span>, <text:span text:style-name="Source_20_Text">mkdir</text:span>).</text:p>
        </text:list-item>
      </text:list>
      <text:p text:style-name="Horizontal_20_Line"/>
      <text:h text:style-name="Heading_20_3" text:outline-level="3"><text:soft-page-break/><text:span text:style-name="Strong_20_Emphasis">5. Basic File Operation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Command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cp file1 file2</text:span></text:p>
          </table:table-cell>
          <table:table-cell table:style-name="Table1.A1" office:value-type="string">
            <text:p text:style-name="Table_20_Contents">Copy <text:span text:style-name="Source_20_Text">file1</text:span> to <text:span text:style-name="Source_20_Text">file2</text:span>.</text:p>
          </table:table-cell>
        </table:table-row>
        <table:table-row>
          <table:table-cell table:style-name="Table1.A1" office:value-type="string">
            <text:p text:style-name="Table_20_Contents"><text:span text:style-name="Source_20_Text">mv file1 file2</text:span></text:p>
          </table:table-cell>
          <table:table-cell table:style-name="Table1.A1" office:value-type="string">
            <text:p text:style-name="Table_20_Contents">Move/rename <text:span text:style-name="Source_20_Text">file1</text:span> to <text:span text:style-name="Source_20_Text">file2</text:span>.</text:p>
          </table:table-cell>
        </table:table-row>
        <table:table-row>
          <table:table-cell table:style-name="Table1.A1" office:value-type="string">
            <text:p text:style-name="Table_20_Contents"><text:span text:style-name="Source_20_Text">rm file</text:span></text:p>
          </table:table-cell>
          <table:table-cell table:style-name="Table1.A1" office:value-type="string">
            <text:p text:style-name="Table_20_Contents">Remove a file.</text:p>
          </table:table-cell>
        </table:table-row>
        <table:table-row>
          <table:table-cell table:style-name="Table1.A1" office:value-type="string">
            <text:p text:style-name="Table_20_Contents"><text:span text:style-name="Source_20_Text">rmdir directory</text:span></text:p>
          </table:table-cell>
          <table:table-cell table:style-name="Table1.A1" office:value-type="string">
            <text:p text:style-name="Table_20_Contents">Remove a directory.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t file</text:span></text:p>
          </table:table-cell>
          <table:table-cell table:style-name="Table1.A1" office:value-type="string">
            <text:p text:style-name="Table_20_Contents">Display a file's content.</text:p>
          </table:table-cell>
        </table:table-row>
        <table:table-row>
          <table:table-cell table:style-name="Table1.A1" office:value-type="string">
            <text:p text:style-name="Table_20_Contents"><text:span text:style-name="Source_20_Text">head file</text:span></text:p>
          </table:table-cell>
          <table:table-cell table:style-name="Table1.A1" office:value-type="string">
            <text:p text:style-name="Table_20_Contents">Show first lines of a file.</text:p>
          </table:table-cell>
        </table:table-row>
        <table:table-row>
          <table:table-cell table:style-name="Table1.A1" office:value-type="string">
            <text:p text:style-name="Table_20_Contents"><text:span text:style-name="Source_20_Text">tail file</text:span></text:p>
          </table:table-cell>
          <table:table-cell table:style-name="Table1.A1" office:value-type="string">
            <text:p text:style-name="Table_20_Contents">Show last lines of a file.</text:p>
          </table:table-cell>
        </table:table-row>
        <table:table-row>
          <table:table-cell table:style-name="Table1.A1" office:value-type="string">
            <text:p text:style-name="Table_20_Contents"><text:span text:style-name="Source_20_Text">grep 'keyword' file</text:span></text:p>
          </table:table-cell>
          <table:table-cell table:style-name="Table1.A1" office:value-type="string">
            <text:p text:style-name="Table_20_Contents">Search for a keyword in a file.</text:p>
          </table:table-cell>
        </table:table-row>
        <table:table-row>
          <table:table-cell table:style-name="Table1.A1" office:value-type="string">
            <text:p text:style-name="Table_20_Contents"><text:span text:style-name="Source_20_Text">wc file</text:span></text:p>
          </table:table-cell>
          <table:table-cell table:style-name="Table1.A1" office:value-type="string">
            <text:p text:style-name="Table_20_Contents">Count lines, words, and characters.</text:p>
          </table:table-cell>
        </table:table-row>
      </table:table>
      <text:p text:style-name="Horizontal_20_Line"/>
      <text:h text:style-name="Heading_20_3" text:outline-level="3"><text:span text:style-name="Strong_20_Emphasis">6. Advanced File Operations</text:span></text:h>
      <text:list text:style-name="L6">
        <text:list-item>
          <text:p text:style-name="P20"><text:span text:style-name="Strong_20_Emphasis">Copying Files Remotely</text:span>:</text:p>
          <text:p text:style-name="P1">bash</text:p>
          <text:p text:style-name="P1"/>
          <text:p text:style-name="P2"><text:span text:style-name="Source_20_Text">scp user1@host1:file1 user2@host2:file2</text:span></text:p>
        </text:list-item>
        <text:list-item>
          <text:p text:style-name="P20"><text:span text:style-name="Strong_20_Emphasis">Finding Files</text:span>:</text:p>
          <text:p text:style-name="P1">bash</text:p>
          <text:p text:style-name="P1"/>
          <text:p text:style-name="P2"><text:span text:style-name="Source_20_Text">find / -name "*.sh"</text:span></text:p>
        </text:list-item>
        <text:list-item>
          <text:p text:style-name="P20"><text:span text:style-name="Strong_20_Emphasis">Deleting a File by Inode</text:span>:</text:p>
          <text:p text:style-name="P1">bash</text:p>
          <text:p text:style-name="P1"/>
          <text:p text:style-name="P2"><text:span text:style-name="Source_20_Text">find /path -inum &lt;inode_number&gt; -exec rm {} \;</text:span></text:p>
        </text:list-item>
      </text:list>
      <text:p text:style-name="Horizontal_20_Line"/>
      <text:h text:style-name="Heading_20_3" text:outline-level="3"><text:span text:style-name="Strong_20_Emphasis">7. Links in Linux</text:span></text:h>
      <text:list text:style-name="L7">
        <text:list-item>
          <text:p text:style-name="P21"><text:span text:style-name="Strong_20_Emphasis">Symbolic (Soft) Link</text:span>:</text:p>
          <text:list>
            <text:list-item>
              <text:p text:style-name="P22">Points to another file.</text:p>
            </text:list-item>
            <text:list-item>
              <text:p text:style-name="P22">Created using <text:span text:style-name="Source_20_Text">ln -s target link_name</text:span>.</text:p>
            </text:list-item>
            <text:list-item>
              <text:p text:style-name="P21">Example:</text:p>
              <text:p text:style-name="P3">bash</text:p>
              <text:p text:style-name="P3"/>
              <text:p text:style-name="P5"><text:span text:style-name="Source_20_Text">ln -s /usr/src/sys ~/sys</text:span></text:p>
            </text:list-item>
            <text:list-item>
              <text:p text:style-name="P21"><text:span text:style-name="Strong_20_Emphasis">Attributes</text:span>:</text:p>
              <text:p text:style-name="P3">bash</text:p>
              <text:p text:style-name="P3"/>
              <text:p text:style-name="P6"><text:span text:style-name="Source_20_Text">ls -l file</text:span></text:p>
              <text:p text:style-name="P4"><text:span text:style-name="Source_20_Text">lrwxrwxrwx ... file -&gt; target</text:span></text:p>
            </text:list-item>
          </text:list>
        </text:list-item>
        <text:list-item>
          <text:p text:style-name="P21"><text:span text:style-name="Strong_20_Emphasis">Hard Link</text:span>:</text:p>
          <text:list>
            <text:list-item>
              <text:p text:style-name="P22"><text:soft-page-break/>Refers to the same inode (data block) as the original file.</text:p>
            </text:list-item>
            <text:list-item>
              <text:p text:style-name="P22">Created using <text:span text:style-name="Source_20_Text">ln target link_name</text:span>.</text:p>
            </text:list-item>
            <text:list-item>
              <text:p text:style-name="P21">Example:</text:p>
              <text:p text:style-name="P3">bash</text:p>
              <text:p text:style-name="P3"/>
              <text:p text:style-name="P5"><text:span text:style-name="Source_20_Text">ln file.txt hard_link.txt</text:span></text:p>
            </text:list-item>
          </text:list>
        </text:list-item>
      </text:list>
      <text:p text:style-name="Text_20_body"><text:span text:style-name="Strong_20_Emphasis">Differences</text:span> between Hard and Soft Links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<text:span text:style-name="Strong_20_Emphasis">Feature</text:span></text:p>
            </table:table-cell>
            <table:table-cell table:style-name="Table2.A1" office:value-type="string">
              <text:p text:style-name="Table_20_Heading"><text:span text:style-name="Strong_20_Emphasis">Soft Link</text:span></text:p>
            </table:table-cell>
            <table:table-cell table:style-name="Table2.A1" office:value-type="string">
              <text:p text:style-name="Table_20_Heading"><text:span text:style-name="Strong_20_Emphasis">Hard Link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Reference</text:span></text:p>
          </table:table-cell>
          <table:table-cell table:style-name="Table2.A1" office:value-type="string">
            <text:p text:style-name="Table_20_Contents">Points to the file's path.</text:p>
          </table:table-cell>
          <table:table-cell table:style-name="Table2.A1" office:value-type="string">
            <text:p text:style-name="Table_20_Contents">Points to file's inode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ross-partition</text:span></text:p>
          </table:table-cell>
          <table:table-cell table:style-name="Table2.A1" office:value-type="string">
            <text:p text:style-name="Table_20_Contents">Yes.</text:p>
          </table:table-cell>
          <table:table-cell table:style-name="Table2.A1" office:value-type="string">
            <text:p text:style-name="Table_20_Contents">No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Original Deletion</text:span></text:p>
          </table:table-cell>
          <table:table-cell table:style-name="Table2.A1" office:value-type="string">
            <text:p text:style-name="Table_20_Contents">Link breaks.</text:p>
          </table:table-cell>
          <table:table-cell table:style-name="Table2.A1" office:value-type="string">
            <text:p text:style-name="Table_20_Contents">Link remains.</text:p>
          </table:table-cell>
        </table:table-row>
      </table:table>
      <text:p text:style-name="Horizontal_20_Line"/>
      <text:h text:style-name="Heading_20_3" text:outline-level="3"><text:span text:style-name="Strong_20_Emphasis">8. Special File Types</text:span></text:h>
      <text:list text:style-name="L8">
        <text:list-item>
          <text:p text:style-name="P23"><text:span text:style-name="Strong_20_Emphasis">Block Device File</text:span>:</text:p>
          <text:list>
            <text:list-item>
              <text:p text:style-name="P24">Handles bulk data.</text:p>
            </text:list-item>
            <text:list-item>
              <text:p text:style-name="P23">Created using:</text:p>
              <text:p text:style-name="P7">bash</text:p>
              <text:p text:style-name="P7"/>
              <text:p text:style-name="P8"><text:span text:style-name="Source_20_Text">sudo mknod block_file b &lt;major&gt; &lt;minor&gt;</text:span></text:p>
            </text:list-item>
          </text:list>
        </text:list-item>
        <text:list-item>
          <text:p text:style-name="P23"><text:span text:style-name="Strong_20_Emphasis">Character Device File</text:span>:</text:p>
          <text:list>
            <text:list-item>
              <text:p text:style-name="P24">Reads/writes data one character at a time.</text:p>
            </text:list-item>
            <text:list-item>
              <text:p text:style-name="P23">Created using:</text:p>
              <text:p text:style-name="P7">bash</text:p>
              <text:p text:style-name="P7"/>
              <text:p text:style-name="P8"><text:span text:style-name="Source_20_Text">sudo mknod char_file c &lt;major&gt; &lt;minor&gt;</text:span></text:p>
            </text:list-item>
          </text:list>
        </text:list-item>
        <text:list-item>
          <text:p text:style-name="P23"><text:span text:style-name="Strong_20_Emphasis">Named Pipe File (FIFO)</text:span>:</text:p>
          <text:list>
            <text:list-item>
              <text:p text:style-name="P24">Used for inter-process communication (IPC).</text:p>
            </text:list-item>
            <text:list-item>
              <text:p text:style-name="P23">Created using:</text:p>
              <text:p text:style-name="P7">bash</text:p>
              <text:p text:style-name="P7"/>
              <text:p text:style-name="P8"><text:span text:style-name="Source_20_Text">mkfifo pipe_name</text:span></text:p>
            </text:list-item>
            <text:list-item>
              <text:p text:style-name="P24">Example:</text:p>
              <text:list>
                <text:list-item>
                  <text:p text:style-name="P23"><text:span text:style-name="Strong_20_Emphasis">Sender</text:span> (<text:span text:style-name="Source_20_Text">send.sh</text:span>):</text:p>
                  <text:p text:style-name="P7">bash</text:p>
                  <text:p text:style-name="P7"/>
                  <text:p text:style-name="P8"><text:span text:style-name="Source_20_Text">echo "Hello" &gt; /tmp/pipe</text:span></text:p>
                </text:list-item>
                <text:list-item>
                  <text:p text:style-name="P23"><text:span text:style-name="Strong_20_Emphasis">Receiver</text:span> (<text:span text:style-name="Source_20_Text">receive.sh</text:span>):</text:p>
                  <text:p text:style-name="P7">bash</text:p>
                  <text:p text:style-name="P7"/>
                  <text:p text:style-name="P8"><text:span text:style-name="Source_20_Text">cat &lt; /tmp/pipe</text:span></text:p>
                </text:list-item>
              </text:list>
            </text:list-item>
          </text:list>
        </text:list-item>
        <text:list-item>
          <text:p text:style-name="P23"><text:soft-page-break/><text:span text:style-name="Strong_20_Emphasis">Socket File</text:span>:</text:p>
          <text:list>
            <text:list-item>
              <text:p text:style-name="P24">Enables communication between processes.</text:p>
            </text:list-item>
            <text:list-item>
              <text:p text:style-name="P24">Example: <text:span text:style-name="Source_20_Text">/run/cups/cups.sock</text:span>.</text:p>
            </text:list-item>
          </text:list>
        </text:list-item>
        <text:list-item>
          <text:p text:style-name="P23"><text:span text:style-name="Strong_20_Emphasis">Temporary File</text:span>:</text:p>
          <text:list>
            <text:list-item>
              <text:p text:style-name="P23">Created using <text:span text:style-name="Source_20_Text">mktemp</text:span>:</text:p>
              <text:p text:style-name="P7">bash</text:p>
              <text:p text:style-name="P7"/>
              <text:p text:style-name="P8"><text:span text:style-name="Source_20_Text">mktemp</text:span></text:p>
            </text:list-item>
          </text:list>
        </text:list-item>
      </text:list>
      <text:p text:style-name="Horizontal_20_Line"/>
      <text:h text:style-name="Heading_20_3" text:outline-level="3"><text:span text:style-name="Strong_20_Emphasis">9. Inodes</text:span></text:h>
      <text:list text:style-name="L9">
        <text:list-item>
          <text:p text:style-name="P25"><text:span text:style-name="Strong_20_Emphasis">Inode (Index Node)</text:span>:</text:p>
          <text:list>
            <text:list-item>
              <text:p text:style-name="P26">Stores file metadata:</text:p>
              <text:list>
                <text:list-item>
                  <text:p text:style-name="P26">Owner (UID/GID).</text:p>
                </text:list-item>
                <text:list-item>
                  <text:p text:style-name="P26">Permissions.</text:p>
                </text:list-item>
                <text:list-item>
                  <text:p text:style-name="P26">File size.</text:p>
                </text:list-item>
                <text:list-item>
                  <text:p text:style-name="P26">Pointers to data blocks.</text:p>
                </text:list-item>
              </text:list>
            </text:list-item>
          </text:list>
        </text:list-item>
        <text:list-item>
          <text:p text:style-name="P25"><text:span text:style-name="Strong_20_Emphasis">Directories</text:span>:</text:p>
          <text:list>
            <text:list-item>
              <text:p text:style-name="P26">Are special files storing filenames and corresponding inode numbers.</text:p>
            </text:list-item>
            <text:list-item>
              <text:p text:style-name="P26">Special entries:</text:p>
              <text:list>
                <text:list-item>
                  <text:p text:style-name="P26"><text:span text:style-name="Source_20_Text">.</text:span>: Current directory.</text:p>
                </text:list-item>
                <text:list-item>
                  <text:p text:style-name="P25"><text:span text:style-name="Source_20_Text">..</text:span>: Parent directory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10. Logical vs Physical File System</text:span></text:h>
      <text:list text:style-name="L10">
        <text:list-item>
          <text:p text:style-name="P27"><text:span text:style-name="Strong_20_Emphasis">Logical File System</text:span>: Represents a virtual structure.</text:p>
        </text:list-item>
        <text:list-item>
          <text:p text:style-name="P27"><text:span text:style-name="Strong_20_Emphasis">Physical File System</text:span>: The actual data blocks on storage devices.</text:p>
        </text:list-item>
        <text:list-item>
          <text:p text:style-name="P27"><text:span text:style-name="Strong_20_Emphasis">Mounting</text:span>:</text:p>
          <text:list>
            <text:list-item>
              <text:p text:style-name="P27">File systems can be mounted to paths:</text:p>
              <text:p text:style-name="P9">bash</text:p>
              <text:p text:style-name="P9"/>
              <text:p text:style-name="P10"><text:span text:style-name="Source_20_Text">mount /dev/sda1 /mnt/data</text:span></text:p>
            </text:list-item>
          </text:list>
        </text:list-item>
      </text:list>
      <text:p text:style-name="Horizontal_20_Line"/>
      <text:h text:style-name="Heading_20_3" text:outline-level="3"><text:span text:style-name="Strong_20_Emphasis">11. Virtual File System (VFS)</text:span></text:h>
      <text:list text:style-name="L11">
        <text:list-item>
          <text:p text:style-name="P29">Acts as an <text:span text:style-name="Strong_20_Emphasis">interface</text:span> between applications and the actual file system.</text:p>
        </text:list-item>
        <text:list-item>
          <text:p text:style-name="P29">Key Objects in VFS:</text:p>
          <text:list>
            <text:list-item>
              <text:p text:style-name="P29"><text:span text:style-name="Strong_20_Emphasis">Superblock</text:span>: File system properties.</text:p>
            </text:list-item>
            <text:list-item>
              <text:p text:style-name="P29"><text:span text:style-name="Strong_20_Emphasis">Inode</text:span>: Represents files and metadata.</text:p>
            </text:list-item>
            <text:list-item>
              <text:p text:style-name="P29"><text:span text:style-name="Strong_20_Emphasis">Dentry</text:span>: Directory entry (path components).</text:p>
            </text:list-item>
            <text:list-item>
              <text:p text:style-name="P28"><text:soft-page-break/><text:span text:style-name="Strong_20_Emphasis">File Object</text:span>: Represents open fil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12. EXT2 File System</text:span></text:h>
      <text:list text:style-name="L12">
        <text:list-item>
          <text:p text:style-name="P30"><text:span text:style-name="Strong_20_Emphasis">Components</text:span>:</text:p>
          <text:list>
            <text:list-item>
              <text:p text:style-name="P31"><text:span text:style-name="Strong_20_Emphasis">Superblock</text:span>: Central metadata (free blocks, state).</text:p>
            </text:list-item>
            <text:list-item>
              <text:p text:style-name="P31"><text:span text:style-name="Strong_20_Emphasis">Group Descriptor</text:span>: State of block groups.</text:p>
            </text:list-item>
            <text:list-item>
              <text:p text:style-name="P31"><text:span text:style-name="Strong_20_Emphasis">Inode Table</text:span>: Metadata of files.</text:p>
            </text:list-item>
            <text:list-item>
              <text:p text:style-name="P31"><text:span text:style-name="Strong_20_Emphasis">Data Blocks</text:span>: Store file content.</text:p>
            </text:list-item>
          </text:list>
        </text:list-item>
        <text:list-item>
          <text:p text:style-name="P30"><text:span text:style-name="Strong_20_Emphasis">Directory Entries</text:span>:</text:p>
          <text:list>
            <text:list-item>
              <text:p text:style-name="P31">Contains inode number, name length, and name.</text:p>
            </text:list-item>
          </text:list>
        </text:list-item>
        <text:list-item>
          <text:p text:style-name="P30"><text:span text:style-name="Strong_20_Emphasis">File Lookup</text:span>:</text:p>
          <text:list>
            <text:list-item>
              <text:p text:style-name="P31">Resolves pathnames (<text:span text:style-name="Source_20_Text">/home/user/file</text:span>):</text:p>
              <text:list>
                <text:list-item>
                  <text:p text:style-name="P31">Starts from root (<text:span text:style-name="Source_20_Text">/</text:span>).</text:p>
                </text:list-item>
                <text:list-item>
                  <text:p text:style-name="P31">Resolves each component (e.g., <text:span text:style-name="Source_20_Text">home</text:span>, <text:span text:style-name="Source_20_Text">user</text:span>, <text:span text:style-name="Source_20_Text">file</text:span>).</text:p>
                </text:list-item>
                <text:list-item>
                  <text:p text:style-name="P30">Retrieves file's inode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13. Allocation of Data Blocks</text:span></text:h>
      <text:list text:style-name="L13">
        <text:list-item>
          <text:p text:style-name="P33"><text:span text:style-name="Strong_20_Emphasis">EXT2 Block Allocation</text:span>:</text:p>
          <text:list>
            <text:list-item>
              <text:p text:style-name="P33">Maps logical file blocks to physical storage.</text:p>
            </text:list-item>
            <text:list-item>
              <text:p text:style-name="P32">Efficiently allocates sequential blocks to minimize fragmentation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02:00:37.811392634</meta:creation-date>
    <dc:date>2024-12-18T02:01:41.855479933</dc:date>
    <meta:editing-duration>PT1M3S</meta:editing-duration>
    <meta:editing-cycles>2</meta:editing-cycles>
    <meta:generator>LibreOffice/24.2.5.2$Linux_X86_64 LibreOffice_project/420$Build-2</meta:generator>
    <meta:document-statistic meta:table-count="2" meta:image-count="0" meta:object-count="0" meta:page-count="5" meta:paragraph-count="175" meta:word-count="763" meta:character-count="4308" meta:non-whitespace-character-count="3833"/>
  </office:meta>
</office:document-meta>
</file>